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b321" officeooo:paragraph-rsid="000cb321"/>
    </style:style>
    <style:style style:name="P2" style:family="paragraph" style:parent-style-name="Standard">
      <style:text-properties officeooo:rsid="00191599" officeooo:paragraph-rsid="00191599"/>
    </style:style>
    <style:style style:name="P3" style:family="paragraph" style:parent-style-name="Standard">
      <style:text-properties officeooo:rsid="00194f6e" officeooo:paragraph-rsid="00194f6e"/>
    </style:style>
    <style:style style:name="P4" style:family="paragraph" style:parent-style-name="Standard">
      <style:text-properties officeooo:rsid="0021ec9e" officeooo:paragraph-rsid="0021ec9e"/>
    </style:style>
    <style:style style:name="P5" style:family="paragraph" style:parent-style-name="Standard">
      <style:text-properties officeooo:rsid="00272cfc" officeooo:paragraph-rsid="00272cfc"/>
    </style:style>
    <style:style style:name="P6" style:family="paragraph" style:parent-style-name="Standard" style:list-style-name="L1">
      <style:text-properties officeooo:rsid="000cb321" officeooo:paragraph-rsid="000cb321"/>
    </style:style>
    <style:style style:name="P7" style:family="paragraph" style:parent-style-name="Standard" style:list-style-name="L1">
      <style:text-properties officeooo:rsid="000cb321" officeooo:paragraph-rsid="0012be2c"/>
    </style:style>
    <style:style style:name="P8" style:family="paragraph" style:parent-style-name="Standard" style:list-style-name="L1">
      <style:text-properties officeooo:rsid="0014a63d" officeooo:paragraph-rsid="0014a63d"/>
    </style:style>
    <style:style style:name="P9" style:family="paragraph" style:parent-style-name="Standard" style:list-style-name="L1">
      <style:text-properties officeooo:rsid="0016fa52" officeooo:paragraph-rsid="0016fa52"/>
    </style:style>
    <style:style style:name="P10" style:family="paragraph" style:parent-style-name="Standard" style:list-style-name="L1">
      <style:text-properties officeooo:rsid="00175a3b" officeooo:paragraph-rsid="00175a3b"/>
    </style:style>
    <style:style style:name="P11" style:family="paragraph" style:parent-style-name="Standard" style:list-style-name="L1">
      <style:text-properties officeooo:rsid="001845dc" officeooo:paragraph-rsid="001845dc"/>
    </style:style>
    <style:style style:name="P12" style:family="paragraph" style:parent-style-name="Standard" style:list-style-name="L1">
      <style:text-properties officeooo:rsid="001691a3" officeooo:paragraph-rsid="001691a3"/>
    </style:style>
    <style:style style:name="P13" style:family="paragraph" style:parent-style-name="Standard" style:list-style-name="L1">
      <style:text-properties officeooo:rsid="0012be2c" officeooo:paragraph-rsid="0012be2c"/>
    </style:style>
    <style:style style:name="P14" style:family="paragraph" style:parent-style-name="Standard" style:list-style-name="L1">
      <style:text-properties officeooo:rsid="00119b66" officeooo:paragraph-rsid="00119b66"/>
    </style:style>
    <style:style style:name="P15" style:family="paragraph" style:parent-style-name="Standard" style:list-style-name="L1">
      <style:text-properties officeooo:rsid="000cd3fd" officeooo:paragraph-rsid="000cd3fd"/>
    </style:style>
    <style:style style:name="P16" style:family="paragraph" style:parent-style-name="Standard" style:list-style-name="L1">
      <style:text-properties officeooo:rsid="000df23d" officeooo:paragraph-rsid="000df23d"/>
    </style:style>
    <style:style style:name="P17" style:family="paragraph" style:parent-style-name="Standard" style:list-style-name="L1">
      <style:text-properties officeooo:rsid="000fef45" officeooo:paragraph-rsid="000fef45"/>
    </style:style>
    <style:style style:name="P18" style:family="paragraph" style:parent-style-name="Standard" style:list-style-name="L1">
      <style:text-properties officeooo:rsid="00102a95" officeooo:paragraph-rsid="00102a95"/>
    </style:style>
    <style:style style:name="P19" style:family="paragraph" style:parent-style-name="Standard" style:list-style-name="L1">
      <style:text-properties officeooo:rsid="00191599" officeooo:paragraph-rsid="00191599"/>
    </style:style>
    <style:style style:name="P20" style:family="paragraph" style:parent-style-name="Standard" style:list-style-name="L2">
      <style:text-properties officeooo:rsid="00191599" officeooo:paragraph-rsid="00191599"/>
    </style:style>
    <style:style style:name="P21" style:family="paragraph" style:parent-style-name="Standard">
      <style:paragraph-properties fo:break-before="page"/>
      <style:text-properties officeooo:rsid="00191599" officeooo:paragraph-rsid="00191599"/>
    </style:style>
    <style:style style:name="P22" style:family="paragraph" style:parent-style-name="Standard" style:list-style-name="L1">
      <style:text-properties officeooo:rsid="001a1f9f" officeooo:paragraph-rsid="001a1f9f"/>
    </style:style>
    <style:style style:name="P23" style:family="paragraph" style:parent-style-name="Standard" style:list-style-name="L1">
      <style:text-properties officeooo:rsid="001a31ad" officeooo:paragraph-rsid="001a31ad"/>
    </style:style>
    <style:style style:name="P24" style:family="paragraph" style:parent-style-name="Standard" style:list-style-name="L1">
      <style:text-properties officeooo:rsid="001c473a" officeooo:paragraph-rsid="001c473a"/>
    </style:style>
    <style:style style:name="P25" style:family="paragraph" style:parent-style-name="Standard" style:list-style-name="L2">
      <style:text-properties officeooo:rsid="00194f6e" officeooo:paragraph-rsid="001ff05d"/>
    </style:style>
    <style:style style:name="P26" style:family="paragraph" style:parent-style-name="Standard" style:list-style-name="L2">
      <style:text-properties officeooo:rsid="00194f6e" officeooo:paragraph-rsid="00194f6e"/>
    </style:style>
    <style:style style:name="P27" style:family="paragraph" style:parent-style-name="Standard" style:list-style-name="L2">
      <style:text-properties officeooo:rsid="001ff05d" officeooo:paragraph-rsid="001ff05d"/>
    </style:style>
    <style:style style:name="P28" style:family="paragraph" style:parent-style-name="Standard" style:list-style-name="L2">
      <style:text-properties officeooo:rsid="00258e4b" officeooo:paragraph-rsid="00258e4b"/>
    </style:style>
    <style:style style:name="P29" style:family="paragraph" style:parent-style-name="Standard" style:list-style-name="L3">
      <style:text-properties officeooo:rsid="00258e4b" officeooo:paragraph-rsid="00258e4b"/>
    </style:style>
    <style:style style:name="P30" style:family="paragraph" style:parent-style-name="Standard" style:list-style-name="L3">
      <style:text-properties officeooo:rsid="00258e4b" officeooo:paragraph-rsid="00323066"/>
    </style:style>
    <style:style style:name="P31" style:family="paragraph" style:parent-style-name="Standard" style:list-style-name="L3">
      <style:text-properties officeooo:rsid="0023a31f" officeooo:paragraph-rsid="0023a31f"/>
    </style:style>
    <style:style style:name="P32" style:family="paragraph" style:parent-style-name="Standard" style:list-style-name="L3">
      <style:text-properties officeooo:rsid="0023a31f" officeooo:paragraph-rsid="0029fefe"/>
    </style:style>
    <style:style style:name="P33" style:family="paragraph" style:parent-style-name="Standard" style:list-style-name="L3">
      <style:text-properties officeooo:rsid="0023a31f" officeooo:paragraph-rsid="002864c2"/>
    </style:style>
    <style:style style:name="P34" style:family="paragraph" style:parent-style-name="Standard" style:list-style-name="L3">
      <style:text-properties officeooo:rsid="0029fefe" officeooo:paragraph-rsid="0029fefe"/>
    </style:style>
    <style:style style:name="P35" style:family="paragraph" style:parent-style-name="Standard" style:list-style-name="L3">
      <style:text-properties officeooo:rsid="002864c2" officeooo:paragraph-rsid="002864c2"/>
    </style:style>
    <style:style style:name="P36" style:family="paragraph" style:parent-style-name="Standard" style:list-style-name="L4">
      <style:text-properties officeooo:rsid="00272cfc" officeooo:paragraph-rsid="00272cfc"/>
    </style:style>
    <style:style style:name="P37" style:family="paragraph" style:parent-style-name="Standard">
      <style:text-properties fo:font-style="normal" officeooo:rsid="0017172b" officeooo:paragraph-rsid="002a7303" style:font-style-asian="normal" style:font-style-complex="normal"/>
    </style:style>
    <style:style style:name="P38" style:family="paragraph" style:parent-style-name="Standard" style:list-style-name="L5">
      <style:text-properties fo:font-style="normal" officeooo:rsid="0017172b" officeooo:paragraph-rsid="002a7303" style:font-style-asian="normal" style:font-style-complex="normal"/>
    </style:style>
    <style:style style:name="P39" style:family="paragraph" style:parent-style-name="Standard" style:list-style-name="L5">
      <style:text-properties fo:font-style="normal" officeooo:rsid="002a7303" officeooo:paragraph-rsid="002a7303" style:font-style-asian="normal" style:font-style-complex="normal"/>
    </style:style>
    <style:style style:name="P40" style:family="paragraph" style:parent-style-name="Standard" style:list-style-name="L5">
      <style:text-properties fo:font-style="normal" officeooo:rsid="002c4e22" officeooo:paragraph-rsid="002c4e22" style:font-style-asian="normal" style:font-style-complex="normal"/>
    </style:style>
    <style:style style:name="P41" style:family="paragraph" style:parent-style-name="Standard" style:list-style-name="L5">
      <style:text-properties fo:font-style="normal" officeooo:rsid="00174936" officeooo:paragraph-rsid="002a7303" style:font-style-asian="normal" style:font-style-complex="normal"/>
    </style:style>
    <style:style style:name="P42" style:family="paragraph" style:parent-style-name="Standard" style:list-style-name="L5">
      <style:text-properties fo:font-style="normal" officeooo:rsid="0018c245" officeooo:paragraph-rsid="002a7303" style:font-style-asian="normal" style:font-style-complex="normal"/>
    </style:style>
    <style:style style:name="P43" style:family="paragraph" style:parent-style-name="Standard" style:list-style-name="L5">
      <style:text-properties fo:font-style="normal" officeooo:rsid="0018c2c9" officeooo:paragraph-rsid="002a7303" style:font-style-asian="normal" style:font-style-complex="normal"/>
    </style:style>
    <style:style style:name="P44" style:family="paragraph" style:parent-style-name="Standard" style:list-style-name="L5">
      <style:text-properties fo:font-style="normal" officeooo:rsid="003e8942" officeooo:paragraph-rsid="003e8942" style:font-style-asian="normal" style:font-style-complex="normal"/>
    </style:style>
    <style:style style:name="P45" style:family="paragraph" style:parent-style-name="Standard" style:list-style-name="L5">
      <style:text-properties officeooo:rsid="0017172b" officeooo:paragraph-rsid="002a7303"/>
    </style:style>
    <style:style style:name="P46" style:family="paragraph" style:parent-style-name="Standard">
      <style:text-properties officeooo:rsid="0017172b" officeooo:paragraph-rsid="00272cfc"/>
    </style:style>
    <style:style style:name="P47" style:family="paragraph" style:parent-style-name="Standard" style:list-style-name="L5">
      <style:text-properties officeooo:rsid="002a7303" officeooo:paragraph-rsid="002a7303"/>
    </style:style>
    <style:style style:name="P48" style:family="paragraph" style:parent-style-name="Standard" style:list-style-name="L5">
      <style:text-properties officeooo:rsid="00174936" officeooo:paragraph-rsid="002a7303"/>
    </style:style>
    <style:style style:name="P49" style:family="paragraph" style:parent-style-name="Standard" style:list-style-name="L3">
      <style:text-properties officeooo:rsid="00323066" officeooo:paragraph-rsid="00323066"/>
    </style:style>
    <style:style style:name="P50" style:family="paragraph" style:parent-style-name="Standard" style:list-style-name="L3">
      <style:text-properties officeooo:rsid="00323066" officeooo:paragraph-rsid="0033de5c"/>
    </style:style>
    <style:style style:name="P51" style:family="paragraph" style:parent-style-name="Standard" style:list-style-name="L3">
      <style:text-properties officeooo:rsid="0033de5c" officeooo:paragraph-rsid="0033de5c"/>
    </style:style>
    <style:style style:name="P52" style:family="paragraph" style:parent-style-name="Standard" style:list-style-name="L3">
      <style:text-properties officeooo:rsid="00348b65" officeooo:paragraph-rsid="00348b65"/>
    </style:style>
    <style:style style:name="P53" style:family="paragraph" style:parent-style-name="Standard" style:list-style-name="L3">
      <style:text-properties officeooo:rsid="00364bad" officeooo:paragraph-rsid="00364bad"/>
    </style:style>
    <style:style style:name="P54" style:family="paragraph" style:parent-style-name="Standard" style:list-style-name="L3">
      <style:text-properties officeooo:rsid="00364bad" officeooo:paragraph-rsid="0042cf98"/>
    </style:style>
    <style:style style:name="P55" style:family="paragraph" style:parent-style-name="Standard" style:list-style-name="L3">
      <style:text-properties officeooo:rsid="0036e822" officeooo:paragraph-rsid="0036e822"/>
    </style:style>
    <style:style style:name="P56" style:family="paragraph" style:parent-style-name="Standard" style:list-style-name="L3">
      <style:text-properties officeooo:rsid="0038a762" officeooo:paragraph-rsid="0038a762"/>
    </style:style>
    <style:style style:name="P57" style:family="paragraph" style:parent-style-name="Standard" style:list-style-name="L3">
      <style:text-properties officeooo:rsid="0039acfd" officeooo:paragraph-rsid="0039acfd"/>
    </style:style>
    <style:style style:name="P58" style:family="paragraph" style:parent-style-name="Standard" style:list-style-name="L3">
      <style:text-properties officeooo:rsid="003bc8cb" officeooo:paragraph-rsid="003bc8cb"/>
    </style:style>
    <style:style style:name="P59" style:family="paragraph" style:parent-style-name="Standard" style:list-style-name="L3">
      <style:text-properties officeooo:rsid="003c89ae" officeooo:paragraph-rsid="003c89ae"/>
    </style:style>
    <style:style style:name="P60" style:family="paragraph" style:parent-style-name="Standard" style:list-style-name="L3">
      <style:text-properties officeooo:rsid="003ccf97" officeooo:paragraph-rsid="003e0c8d"/>
    </style:style>
    <style:style style:name="P61" style:family="paragraph" style:parent-style-name="Standard" style:list-style-name="L3">
      <style:text-properties officeooo:rsid="003e0c8d" officeooo:paragraph-rsid="003e0c8d"/>
    </style:style>
    <style:style style:name="P62" style:family="paragraph" style:parent-style-name="Standard" style:list-style-name="L3">
      <style:text-properties officeooo:rsid="003f051b" officeooo:paragraph-rsid="003f051b"/>
    </style:style>
    <style:style style:name="P63" style:family="paragraph" style:parent-style-name="Standard" style:list-style-name="L3">
      <style:text-properties officeooo:rsid="00410d3d" officeooo:paragraph-rsid="00410d3d"/>
    </style:style>
    <style:style style:name="P64" style:family="paragraph" style:parent-style-name="Standard" style:list-style-name="L3">
      <style:text-properties officeooo:rsid="0042cf98" officeooo:paragraph-rsid="0042cf98"/>
    </style:style>
    <style:style style:name="P65" style:family="paragraph" style:parent-style-name="Standard" style:list-style-name="L3">
      <style:text-properties officeooo:rsid="004461d9" officeooo:paragraph-rsid="00460b34"/>
    </style:style>
    <style:style style:name="P66" style:family="paragraph" style:parent-style-name="Standard" style:list-style-name="L3">
      <style:text-properties officeooo:rsid="004461d9" officeooo:paragraph-rsid="0048bf29"/>
    </style:style>
    <style:style style:name="P67" style:family="paragraph" style:parent-style-name="Standard" style:list-style-name="L3">
      <style:text-properties officeooo:rsid="00460b34" officeooo:paragraph-rsid="00460b34"/>
    </style:style>
    <style:style style:name="T1" style:family="text">
      <style:text-properties officeooo:rsid="000df23d"/>
    </style:style>
    <style:style style:name="T2" style:family="text">
      <style:text-properties officeooo:rsid="00119b66"/>
    </style:style>
    <style:style style:name="T3" style:family="text">
      <style:text-properties officeooo:rsid="0012be2c"/>
    </style:style>
    <style:style style:name="T4" style:family="text">
      <style:text-properties officeooo:rsid="001384e3"/>
    </style:style>
    <style:style style:name="T5" style:family="text">
      <style:text-properties style:text-position="super 58%"/>
    </style:style>
    <style:style style:name="T6" style:family="text">
      <style:text-properties officeooo:rsid="00194f6e"/>
    </style:style>
    <style:style style:name="T7" style:family="text">
      <style:text-properties officeooo:rsid="001a31ad"/>
    </style:style>
    <style:style style:name="T8" style:family="text">
      <style:text-properties officeooo:rsid="001b1140"/>
    </style:style>
    <style:style style:name="T9" style:family="text">
      <style:text-properties officeooo:rsid="001c473a"/>
    </style:style>
    <style:style style:name="T10" style:family="text">
      <style:text-properties officeooo:rsid="001ff05d"/>
    </style:style>
    <style:style style:name="T11" style:family="text">
      <style:text-properties officeooo:rsid="0023a31f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8c245" style:font-style-asian="normal" style:font-style-complex="normal"/>
    </style:style>
    <style:style style:name="T14" style:family="text">
      <style:text-properties fo:font-style="normal" officeooo:rsid="002a7303" style:font-style-asian="normal" style:font-style-complex="normal"/>
    </style:style>
    <style:style style:name="T15" style:family="text">
      <style:text-properties fo:font-style="normal" officeooo:rsid="003e8942" style:font-style-asian="normal" style:font-style-complex="normal"/>
    </style:style>
    <style:style style:name="T16" style:family="text">
      <style:text-properties officeooo:rsid="002dd1a4"/>
    </style:style>
    <style:style style:name="T17" style:family="text">
      <style:text-properties officeooo:rsid="00323066"/>
    </style:style>
    <style:style style:name="T18" style:family="text">
      <style:text-properties officeooo:rsid="0033c40f"/>
    </style:style>
    <style:style style:name="T19" style:family="text">
      <style:text-properties officeooo:rsid="0033de5c"/>
    </style:style>
    <style:style style:name="T20" style:family="text">
      <style:text-properties officeooo:rsid="00348b65"/>
    </style:style>
    <style:style style:name="T21" style:family="text">
      <style:text-properties officeooo:rsid="00364bad"/>
    </style:style>
    <style:style style:name="T22" style:family="text">
      <style:text-properties officeooo:rsid="0036e822"/>
    </style:style>
    <style:style style:name="T23" style:family="text">
      <style:text-properties officeooo:rsid="003b1cab"/>
    </style:style>
    <style:style style:name="T24" style:family="text">
      <style:text-properties officeooo:rsid="003e8942"/>
    </style:style>
    <style:style style:name="T25" style:family="text">
      <style:text-properties officeooo:rsid="0042cf98"/>
    </style:style>
    <style:style style:name="T26" style:family="text">
      <style:text-properties officeooo:rsid="00460b34"/>
    </style:style>
    <style:style style:name="T27" style:family="text">
      <style:text-properties officeooo:rsid="0048026d"/>
    </style:style>
    <style:style style:name="T28" style:family="text">
      <style:text-properties officeooo:rsid="00488dfa"/>
    </style:style>
    <style:style style:name="T29" style:family="text">
      <style:text-properties officeooo:rsid="0048bf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GA Advice</text:p>
      <text:p text:style-name="P1"/>
      <text:list text:style-name="L1">
        <text:list-item>
          <text:p text:style-name="P6">Never ask a question without getting an answer. <text:s/>Count to 30 if necessary or call on a student.</text:p>
        </text:list-item>
        <text:list-item>
          <text:p text:style-name="P8">Project your voice. <text:s/>Speak slowly and clearly, until they get used to you.</text:p>
        </text:list-item>
        <text:list-item>
          <text:p text:style-name="P7">Like it or not, you represent the Face of Mathematics and people like it or hate it based on your example. <text:s/></text:p>
        </text:list-item>
        <text:list-item>
          <text:p text:style-name="P9">Examples:</text:p>
          <text:list>
            <text:list-item>
              <text:p text:style-name="P9">show “ax<text:span text:style-name="T5">2</text:span>+bx+c and ask “what is this?” and write down all answers.</text:p>
            </text:list-item>
            <text:list-item>
              <text:p text:style-name="P9">Show the cross product a X b and ask “what is this?”</text:p>
            </text:list-item>
            <text:list-item>
              <text:p text:style-name="P9">write down “1 2 3 5” then ask “which is the next number in the sequence “7 8 11” </text:p>
            </text:list-item>
          </text:list>
        </text:list-item>
        <text:list-item>
          <text:p text:style-name="P10">There is no reason that teaching math can’t be fun.</text:p>
        </text:list-item>
        <text:list-item>
          <text:p text:style-name="P11">Do not be afraid to simplify and provide a synapsis. <text:s/>Math majors will be the only ones bothered by this. </text:p>
        </text:list-item>
        <text:list-item>
          <text:p text:style-name="P12">Start on time and get into the habit of dismissing the class. <text:s/>Even dismissing the class a few minutes early helps reinforce the image that it is your class and you are in charge. This kind of control helps you in the long run.</text:p>
        </text:list-item>
        <text:list-item>
          <text:p text:style-name="P13">Never be offended by a student’s behavior (unless they are making it impossible for people to learn).</text:p>
          <text:list>
            <text:list-item>
              <text:p text:style-name="P13">Cell phone use can be a sign of them participating in class if they are double checking something that you have said or looking up a subject that you’ve hinted at.</text:p>
            </text:list-item>
            <text:list-item>
              <text:p text:style-name="P13">Lack of interest is expected from someone who doesn’t want to be there.</text:p>
            </text:list-item>
            <text:list-item>
              <text:p text:style-name="P13">Use your enthusiasm for the subject to help make them want to be there. <text:s/><text:span text:style-name="T4">After all, its good enough for you to spend you life pursuing, why not share what’s so great about it?</text:span></text:p>
            </text:list-item>
          </text:list>
        </text:list-item>
        <text:list-item>
          <text:p text:style-name="P14">We tend to think “does the student know the material or not?” but we should change that to “how well does has the student absorbed what we’ve done?”</text:p>
          <text:list>
            <text:list-item>
              <text:p text:style-name="P14">“… what we’ve done” is the boundary condition. <text:s/>It isn’t fair to test a student for material that has explicitly been covered in the class.</text:p>
            </text:list-item>
          </text:list>
        </text:list-item>
        <text:list-item>
          <text:p text:style-name="P6">TCP-IP: Transmission Control Protocol – Internet Protocol <text:s/></text:p>
          <text:list>
            <text:list-item>
              <text:p text:style-name="P6">Are you there? <text:s/>Yes, I’m here. <text:s/>I acknowledge that you are there.</text:p>
            </text:list-item>
            <text:list-item>
              <text:p text:style-name="P6">Here is data? <text:s/>I have data. <text:s/>I acknowledge that you have data.</text:p>
            </text:list-item>
            <text:list-item>
              <text:p text:style-name="P6"><text:span text:style-name="T2">This is proper communication. <text:s/></text:span>We must teach like this. <text:s/>It isn’t enough to expose the student, we must check them.</text:p>
            </text:list-item>
          </text:list>
        </text:list-item>
        <text:list-item>
          <text:p text:style-name="P6">Never ask “Are there any questions?” <text:s/>Ask instead “on a score of 1-5 how confident are you with what we have discussed?” <text:s/>Raise your hand if you are at least a 3. <text:s/>Then evaluate what you see. <text:s/>If the bulk of the class is NOT a 3, redo the lesson using different words.</text:p>
        </text:list-item>
        <text:list-item>
          <text:p text:style-name="P6">They will NOT offer or attack their own confusion. <text:s/>You must ask “We’ll start from the beginning and discover where I lost you.” <text:s/>Then step through the concepts and ask them how well they understand each one. <text:s/></text:p>
        </text:list-item>
        <text:list-item>
          <text:p text:style-name="P6">Do NOT expect them to be proactive. <text:s/>Why should they be? <text:s/>They have 3 to 5 other classes which consume their time. <text:s/>What they crave most is FREE TIME to play and unwind, not to continue to study. <text:s/></text:p>
        </text:list-item>
        <text:list-item>
          <text:p text:style-name="P6">Therefore, if it isn’t covered in class or in the assigned homework, they don’t know anything about it.</text:p>
        </text:list-item>
        <text:list-item>
          <text:p text:style-name="P15">It is better to be more thorough in reviewing a topic than it is to do the entire lesson plan assigned by the instructor. <text:s/><text:span text:style-name="T1">The students are exposed to the material by the lectures and the homework assignments. <text:s/>The Lab is where they are enriched in their understanding.</text:span></text:p>
        </text:list-item>
        <text:list-item>
          <text:p text:style-name="P16">Students are NOT programmable, we CANNOT download information into them. <text:s/>They absorb the information at different speeds. <text:s/>Patience is key because you already know the material and you must wait until they are able to repeat it back to you (see TCPIP).</text:p>
        </text:list-item>
        <text:list-item>
          <text:p text:style-name="P16"><text:soft-page-break/>Math requires acceptance and accommodation. <text:s/>That is, the student needs to make room in his understanding of new and abstract concepts. <text:s/>Even after that, they must grow and “ferment”, that is, “improve with age, not just practice” in order for clear comprehension. <text:s/>This, too, happens at different rates for different students and many of them do NOT achieve this by the end of the semester. <text:s/>They DO eventually as they put the material to use later.</text:p>
        </text:list-item>
        <text:list-item>
          <text:p text:style-name="P17">Bring and expand your understanding of math with each lesson. <text:s/>Try to use examples or references that are important to the students. <text:s/>Knowing your student’s major is very helpful for you to find terminology and examples that they will find helpful.</text:p>
          <text:list>
            <text:list-item>
              <text:p text:style-name="P18">Mechanical engineers get the hyperbolic differential video, when we start talking about parabolas, hyperbolas and so forth.</text:p>
            </text:list-item>
            <text:list-item>
              <text:p text:style-name="P18">Civil engineers get the Tacoma Narrows Bridge video when we talk about trigonometry. <text:s/>We can actually see the sine wave in the deck of the bridge before it collapses. <text:s/>Indeed, it is actually a two-dimensional wave!</text:p>
            </text:list-item>
          </text:list>
        </text:list-item>
        <text:list-item>
          <text:p text:style-name="P14">The more that the students actually DO the more they will learn. <text:s/>Sitting and watching is the minimum. <text:s/>It is so small that they often given up entirely and stop coming to class.</text:p>
        </text:list-item>
        <text:list-item>
          <text:p text:style-name="P14">No one likes being wrong, which is why they usually remain silent. <text:s/>Make ‘being wrong’ a bonus for the class. <text:s/>It will also indicate where you may have given mistaken information that you didn’t notice.</text:p>
        </text:list-item>
        <text:list-item>
          <text:p text:style-name="P14">Encourage and let students share their solution on the board. <text:s/>This does many things:</text:p>
          <text:list>
            <text:list-item>
              <text:p text:style-name="P14"><text:span text:style-name="T3">the students already know that the teacher can solve the problem, this shows</text:span> that anyone can be up there and they will <text:span text:style-name="T3">cause them to </text:span>stay ready for their turn (wh<text:span text:style-name="T3">ether they</text:span> refus<text:span text:style-name="T3">e or not</text:span>).</text:p>
            </text:list-item>
            <text:list-item>
              <text:p text:style-name="P14">It shows that their equal can solve the problem</text:p>
            </text:list-item>
            <text:list-item>
              <text:p text:style-name="P14">It engages their own reading and comprehension to see if the student is right (i.e., they aren’t just sitting there listening anymore).</text:p>
            </text:list-item>
            <text:list-item>
              <text:p text:style-name="P14">MOST IMPORTANT: when a student shares his work on the board, the whole class applauds when he is finished. <text:s/>It is a brave thing to share your work and risk being wrong and it should be rewarded by the entire class.</text:p>
            </text:list-item>
            <text:list-item>
              <text:p text:style-name="P13">Reduce the social distance between you and the students.</text:p>
              <text:list>
                <text:list-item>
                  <text:p text:style-name="P13">Give examples that are relevant to them.</text:p>
                </text:list-item>
                <text:list-item>
                  <text:p text:style-name="P13">Walk up and down the aisle when appropriate and observe what they are doing.</text:p>
                </text:list-item>
              </text:list>
            </text:list-item>
          </text:list>
        </text:list-item>
        <text:list-item>
          <text:p text:style-name="P19">The Bloom Taxonomy</text:p>
        </text:list-item>
        <text:list-item>
          <text:p text:style-name="P19">Teach once Learn Twice: Einstein’s quote “If you can’t explain it simply, you don’t know it well enough.”</text:p>
        </text:list-item>
        <text:list-item>
          <text:p text:style-name="P22">Beware what you ignore. <text:s/><text:span text:style-name="T7">When you say “skip that section of the text” you are also saying that reading the entire text could be a waste of time. <text:s/>Time management is the student’s greatest hurdle. <text:s/>What you’ve done now is the opposite of empowering a student, you’ve told him to edit his resources because they could be superfluous. <text:s/></text:span></text:p>
        </text:list-item>
        <text:list-item>
          <text:p text:style-name="P23">The student’s greatest challenge is time management:</text:p>
          <text:list>
            <text:list-item>
              <text:p text:style-name="P23">if you say “read these chapters/sections” they will but nothing more.</text:p>
            </text:list-item>
            <text:list-item>
              <text:p text:style-name="P23">If you way “do these homework problems” they will but nothing more.</text:p>
            </text:list-item>
            <text:list-item>
              <text:p text:style-name="P23">Time management, for them, is NOT so that they can study more but so that they can unwind or relax or <text:span text:style-name="T8">socialize</text:span>, more. <text:s/><text:span text:style-name="T9">Almost no one is self-motivated.</text:span></text:p>
            </text:list-item>
            <text:list-item>
              <text:p text:style-name="P24">Clearly, when a teacher is micro-managing everything, why should they do more?</text:p>
            </text:list-item>
          </text:list>
        </text:list-item>
      </text:list>
      <text:p text:style-name="P2"/>
      <text:p text:style-name="P2"/>
      <text:p text:style-name="P2"/>
      <text:p text:style-name="P21"><text:s/>F<text:span text:style-name="T6">our</text:span> Categories to cover:</text:p>
      <text:list text:style-name="L2">
        <text:list-item>
          <text:p text:style-name="P20">Benefits of being a GSA: there is no reason why it can’t be fun </text:p>
          <text:list>
            <text:list-item>
              <text:p text:style-name="P20">the best way to learn is to play</text:p>
            </text:list-item>
            <text:list-item>
              <text:p text:style-name="P20">Teach once learn twice </text:p>
            </text:list-item>
            <text:list-item>
              <text:p text:style-name="P20">let your own interest/passion for the subject grow <text:span text:style-name="T6">and you get to be right all of the time</text:span></text:p>
            </text:list-item>
          </text:list>
        </text:list-item>
        <text:list-item>
          <text:p text:style-name="P20">the learning process: the most valuable ingredient is time</text:p>
          <text:list>
            <text:list-item>
              <text:p text:style-name="P25">learning modalities: <text:span text:style-name="T10">visual, auditory, kinematic.</text:span></text:p>
            </text:list-item>
            <text:list-item>
              <text:p text:style-name="P25"><text:span text:style-name="T10">Retention modalities: </text:span>memorization, imagery, algorithmic, metamorphic.</text:p>
            </text:list-item>
            <text:list-item>
              <text:p text:style-name="P27">Comprehension modalities: General to Specific, Specific to General.</text:p>
            </text:list-item>
          </text:list>
        </text:list-item>
        <text:list-item>
          <text:p text:style-name="P20">tips and tricks in the classroom</text:p>
          <text:list>
            <text:list-item>
              <text:p text:style-name="P20">time management</text:p>
            </text:list-item>
            <text:list-item>
              <text:p text:style-name="P20">interactions: train them to succeed DO NOT train them to fail</text:p>
            </text:list-item>
            <text:list-item>
              <text:p text:style-name="P20">have them do more, after all they already know that you know it</text:p>
            </text:list-item>
            <text:list-item>
              <text:p text:style-name="P28">telegraph your lecture: tell them what you are going to do, do it, show them what you did</text:p>
            </text:list-item>
          </text:list>
        </text:list-item>
        <text:list-item>
          <text:p text:style-name="P20">observations of grading, assessment and evaluation</text:p>
          <text:list>
            <text:list-item>
              <text:p text:style-name="P26">tests aren’t as easy to write as you might think </text:p>
            </text:list-item>
            <text:list-item>
              <text:p text:style-name="P26">everyone recognizes what perfection looks like</text:p>
            </text:list-item>
            <text:list-item>
              <text:p text:style-name="P26">not everyone agrees on what a score looks like</text:p>
            </text:list-item>
          </text:list>
        </text:list-item>
      </text:list>
      <text:p text:style-name="P3"/>
      <text:p text:style-name="P4">======</text:p>
      <text:p text:style-name="P4"/>
      <text:p text:style-name="P4">I keep thinking that I need to start with “The Happy Hormones” then proceed to “the best way to learn”. <text:s/><text:span text:style-name="T11">Switch those, ask “The best way to learn is?” then go to Happy Hormones and the deterrent of Stress Hormones. <text:s/></text:span></text:p>
      <text:list text:style-name="L3">
        <text:list-item>
          <text:p text:style-name="P59"><text:span text:style-name="T28">1 </text:span>Motivations:</text:p>
          <text:list>
            <text:list-item>
              <text:p text:style-name="P59">Will you ever have to explain your work to a subordinate?</text:p>
            </text:list-item>
            <text:list-item>
              <text:p text:style-name="P59">Will you ever have to explain your work for grant purposes?</text:p>
            </text:list-item>
            <text:list-item>
              <text:p text:style-name="P59">People will respect you more if you can articulate your expertise with confidence ease.</text:p>
            </text:list-item>
            <text:list-item>
              <text:p text:style-name="P59">They’ll respect you more if you know how to listen, too.</text:p>
            </text:list-item>
          </text:list>
        </text:list-item>
        <text:list-item>
          <text:p text:style-name="P31"><text:span text:style-name="T28">7 <text:s/></text:span>Best way to lear<text:span text:style-name="T20">n:</text:span></text:p>
          <text:list>
            <text:list-item>
              <text:p text:style-name="P52">How do you learn?</text:p>
            </text:list-item>
            <text:list-item>
              <text:p text:style-name="P52">What is the best way to learn? <text:s/><text:span text:style-name="T26">The most optimal?</text:span></text:p>
            </text:list-item>
            <text:list-item>
              <text:p text:style-name="P52">The power of positive reinforcement.</text:p>
              <text:list>
                <text:list-item>
                  <text:p text:style-name="P52">There is NO GAME IN THE WORLD that counts how many mistakes that you make. The score never reflects the Errors it only reflects the results.</text:p>
                </text:list-item>
              </text:list>
            </text:list-item>
            <text:list-item>
              <text:p text:style-name="P52">The dynamics of practice.</text:p>
              <text:list>
                <text:list-item>
                  <text:p text:style-name="P67">Short and regular is better than long and tedious.</text:p>
                </text:list-item>
                <text:list-item>
                  <text:p text:style-name="P67">Great for skills that should become 2<text:span text:style-name="T5">nd</text:span> nature. <text:s/>Train into the boredom.</text:p>
                </text:list-item>
                <text:list-item>
                  <text:p text:style-name="P52">Self-reward. <text:s/>Every time that you practice you must reward yourself.</text:p>
                </text:list-item>
                <text:list-item>
                  <text:p text:style-name="P52"><text:span text:style-name="T27">Repetitions: </text:span>Counting down rather than counting up <text:span text:style-name="T26">OR up then down.</text:span></text:p>
                </text:list-item>
              </text:list>
            </text:list-item>
          </text:list>
        </text:list-item>
        <text:list-item>
          <text:p text:style-name="P31"><text:span text:style-name="T28">14 </text:span><text:span text:style-name="T22">Know what you’re dealing with : H</text:span>appy hormone</text:p>
          <text:list>
            <text:list-item>
              <text:p text:style-name="P31">increase dopamine</text:p>
            </text:list-item>
            <text:list-item>
              <text:p text:style-name="P31">train <text:span text:style-name="T17">the student</text:span> to be addicted to problem solving</text:p>
            </text:list-item>
            <text:list-item>
              <text:p text:style-name="P49">Happy Hormones are Contagious. <text:s/><text:span text:style-name="T18">The more support that they see among the students the more success they feel. <text:s/></text:span></text:p>
            </text:list-item>
            <text:list-item>
              <text:p text:style-name="P55">The <text:span text:style-name="T23">successful </text:span>showing of Peter Pan.</text:p>
            </text:list-item>
          </text:list>
        </text:list-item>
        <text:list-item>
          <text:p text:style-name="P31"><text:span text:style-name="T28">21 </text:span><text:span text:style-name="T23">S</text:span>tress hormones</text:p>
          <text:list>
            <text:list-item>
              <text:p text:style-name="P34">fears</text:p>
              <text:list>
                <text:list-item>
                  <text:p text:style-name="P32">reduce fear of failure, </text:p>
                </text:list-item>
                <text:list-item>
                  <text:p text:style-name="P33"><text:soft-page-break/>fear of being embarrassed </text:p>
                </text:list-item>
                <text:list-item>
                  <text:p text:style-name="P35">fear of being wrong or imperfection</text:p>
                </text:list-item>
                <text:list-item>
                  <text:p text:style-name="P35">fear of helplessness in ignorance</text:p>
                </text:list-item>
                <text:list-item>
                  <text:p text:style-name="P61">fear of helplessness against authority</text:p>
                  <text:list>
                    <text:list-item>
                      <text:p text:style-name="P60">What’s the point of performing when I’m convinced that the teacher is more interested in stumping me than in seeing what I know.</text:p>
                    </text:list-item>
                  </text:list>
                </text:list-item>
              </text:list>
            </text:list-item>
            <text:list-item>
              <text:p text:style-name="P34">fight, flight, freeze of faun</text:p>
              <text:list>
                <text:list-item>
                  <text:p text:style-name="P34">Fight is the only response that motivates the student to motion and it is in opposition of the effort of the teacher.</text:p>
                </text:list-item>
                <text:list-item>
                  <text:p text:style-name="P57">Freeze means that they cannot and will not speak of respond.</text:p>
                </text:list-item>
                <text:list-item>
                  <text:p text:style-name="P57">Fight is when they test the boundaries (acting up in class or cheating on a test).</text:p>
                </text:list-item>
              </text:list>
            </text:list-item>
            <text:list-item>
              <text:p text:style-name="P34">The best that can be done is to reduce the chances of fears arising.</text:p>
            </text:list-item>
            <text:list-item>
              <text:p text:style-name="P56">Can we make the classroom safer from these fears?</text:p>
              <text:list>
                <text:list-item>
                  <text:p text:style-name="P57">Celebrate mistakes. <text:s/>Make some of your own and celebrate that.</text:p>
                </text:list-item>
                <text:list-item>
                  <text:p text:style-name="P57">Celebrate those who take chances (i.e., share their work with the class).</text:p>
                </text:list-item>
                <text:list-item>
                  <text:p text:style-name="P57">Talk about the mistaken strategies on tests (i.e., absolute value).</text:p>
                </text:list-item>
              </text:list>
            </text:list-item>
          </text:list>
        </text:list-item>
        <text:list-item>
          <text:p text:style-name="P29"><text:span text:style-name="T28">28 </text:span>Lesson plan: <text:span text:style-name="T19">There is every reason why this can be fun.</text:span></text:p>
          <text:list>
            <text:list-item>
              <text:p text:style-name="P51">Bring your passion. <text:s/>You’ve moved all of the way to Florida because you desire this knowledge <text:span text:style-name="T20">more than just a little. <text:s/>You are willing to sacrifice a lot for it. <text:s/>S</text:span>hare <text:span text:style-name="T20">that desire, that ganar/ganho</text:span> with the students. <text:s/></text:p>
            </text:list-item>
            <text:list-item>
              <text:p text:style-name="P30"><text:span text:style-name="T17">Make the lesson or section relevant. <text:s/></text:span><text:span text:style-name="T21">Know what the majority of students are studying (ask them their major). </text:span><text:span text:style-name="T17"><text:s/>Give them a reason for learning this material.</text:span></text:p>
              <text:list>
                <text:list-item>
                  <text:p text:style-name="P49">Ta<text:span text:style-name="T19">c</text:span>oma Narrows bridge disaster.</text:p>
                  <text:list>
                    <text:list-item>
                      <text:p text:style-name="P49"><text:a xlink:type="simple" xlink:href="https://www.youtube.com/watch?v=vHtiAA__wWw" text:style-name="Internet_20_link" text:visited-style-name="Visited_20_Internet_20_Link">https://www.youtube.com/watch?v=vHtiAA__wWw</text:a> </text:p>
                    </text:list-item>
                  </text:list>
                </text:list-item>
                <text:list-item>
                  <text:p text:style-name="P49">Hyperbolic Gears.</text:p>
                  <text:list>
                    <text:list-item>
                      <text:p text:style-name="P49"><text:a xlink:type="simple" xlink:href="https://www.youtube.com/shorts/caaM9FxZvd0" text:style-name="Internet_20_link" text:visited-style-name="Visited_20_Internet_20_Link">https://www.youtube.com/shorts/caaM9FxZvd0</text:a></text:p>
                    </text:list-item>
                    <text:list-item>
                      <text:p text:style-name="P49"><text:a xlink:type="simple" xlink:href="https://www.youtube.com/watch?v=TYyhf79tBZ8" text:style-name="Internet_20_link" text:visited-style-name="Visited_20_Internet_20_Link">https://www.youtube.com/watch?v=TYyhf79tBZ8</text:a> </text:p>
                    </text:list-item>
                  </text:list>
                </text:list-item>
              </text:list>
            </text:list-item>
            <text:list-item>
              <text:p text:style-name="P30"><text:span text:style-name="T19">Quality of knowledge is ALWAYS better than QUANTITY. <text:s/></text:span><text:span text:style-name="T17">I</text:span>f you’re give<text:span text:style-name="T17">n</text:span> three sections to do in 50 minutes (each requiring a good hour), pick your favorite and do a good job of it.</text:p>
            </text:list-item>
            <text:list-item>
              <text:p text:style-name="P29">The students will respond positively to learning one thing well, rather than three things badly.</text:p>
            </text:list-item>
            <text:list-item>
              <text:p text:style-name="P29">They’ll respect you for taking the time to focus and do a good job.</text:p>
            </text:list-item>
          </text:list>
        </text:list-item>
        <text:list-item>
          <text:p text:style-name="P29"><text:span text:style-name="T28">35 </text:span>Classroom dynamics <text:span text:style-name="T17">and good practices.</text:span></text:p>
          <text:list>
            <text:list-item>
              <text:p text:style-name="P63">Set the stage: </text:p>
              <text:list>
                <text:list-item>
                  <text:p text:style-name="P63">show up early and set up something visual. <text:s/></text:p>
                </text:list-item>
                <text:list-item>
                  <text:p text:style-name="P63">The students know that you are there and ready. <text:s/></text:p>
                </text:list-item>
                <text:list-item>
                  <text:p text:style-name="P63">It introduces the subject gently and helps the student to know that the atmosphere is open.</text:p>
                </text:list-item>
              </text:list>
            </text:list-item>
            <text:list-item>
              <text:p text:style-name="P50">Train your class <text:span text:style-name="T19">to:</text:span></text:p>
              <text:list>
                <text:list-item>
                  <text:p text:style-name="P51">show up on time by starting on time, even starting earlier on a test day.</text:p>
                </text:list-item>
                <text:list-item>
                  <text:p text:style-name="P51">ALWAYS come prepared by you always being prepared. <text:s/>The students can skip class. <text:s/>Can we ever do that?</text:p>
                </text:list-item>
                <text:list-item>
                  <text:p text:style-name="P50">to respond <text:span text:style-name="T19">to you</text:span>. <text:s/>Do not ask a question without getting an answer.</text:p>
                  <text:list>
                    <text:list-item>
                      <text:p text:style-name="P49">Reward the answer, ALWAYS. <text:s/>Engage enthusiastically even if they are mistaken. <text:s/>This reduces the fear-of-failure and increases risk taking.</text:p>
                    </text:list-item>
                    <text:list-item>
                      <text:p text:style-name="P49">Encourage showing the work on the board. <text:s/>Public speaking and appearing before their peers always takes courage so ALWAYS reward with applause. <text:s/></text:p>
                    </text:list-item>
                  </text:list>
                </text:list-item>
                <text:list-item>
                  <text:p text:style-name="P62">Stupid questions <text:span text:style-name="T25">to ask students (these train the student to ignore you).</text:span></text:p>
                  <text:list>
                    <text:list-item>
                      <text:p text:style-name="P62">“Are there any questions?”</text:p>
                    </text:list-item>
                    <text:list-item>
                      <text:p text:style-name="P62"><text:soft-page-break/>“Do you understand?”</text:p>
                    </text:list-item>
                  </text:list>
                </text:list-item>
                <text:list-item>
                  <text:p text:style-name="P58">Tricks: Who had an answer? <text:s/>Does anyone want to share their answer? <text:s/>Who has the same answer? <text:s/>Do you want to come up and show us on the board?</text:p>
                </text:list-item>
              </text:list>
            </text:list-item>
            <text:list-item>
              <text:p text:style-name="P54"><text:span text:style-name="T28">42 </text:span><text:span text:style-name="T25">Communication and Comprehension</text:span></text:p>
              <text:list>
                <text:list-item>
                  <text:p text:style-name="P64">Bloom Taxonomy</text:p>
                </text:list-item>
                <text:list-item>
                  <text:p text:style-name="P54">Understand TCP/IP.</text:p>
                  <text:list>
                    <text:list-item>
                      <text:p text:style-name="P53"><text:a xlink:type="simple" xlink:href="https://networkwalks.com/tcp-3-way-handshake-process/" text:style-name="Internet_20_link" text:visited-style-name="Visited_20_Internet_20_Link">https://networkwalks.com/tcp-3-way-handshake-process/</text:a></text:p>
                    </text:list-item>
                  </text:list>
                </text:list-item>
                <text:list-item>
                  <text:p text:style-name="P65"><text:span text:style-name="T26">Cheating:</text:span></text:p>
                  <text:list>
                    <text:list-item>
                      <text:p text:style-name="P66"><text:span text:style-name="T29">Don’t take cheating personally, don’t be offended.</text:span></text:p>
                    </text:list-item>
                    <text:list-item>
                      <text:p text:style-name="P66">Cheating occurs when the stress of performance is greater than the potential reward.</text:p>
                    </text:list-item>
                    <text:list-item>
                      <text:p text:style-name="P65"><text:span text:style-name="T26">Prison Guard, </text:span><text:span text:style-name="T29">baleful stare.</text:span></text:p>
                    </text:list-item>
                    <text:list-item>
                      <text:p text:style-name="P65"><text:span text:style-name="T26">Typically, you can’t make eye contact and do mathematical calculations.<text:tab/></text:span></text:p>
                      <text:list>
                        <text:list-item>
                          <text:p text:style-name="P67">Sometimes it is an immature person testing the strictness of rules.</text:p>
                        </text:list-item>
                      </text:list>
                    </text:list-item>
                    <text:list-item>
                      <text:p text:style-name="P67">IMHO: one or two cheaters (especially in precalculus or Calc 1) has nil effect on the outcome of the class, their grade or the reputation of department or university.</text:p>
                      <text:list>
                        <text:list-item>
                          <text:p text:style-name="P67">Rampant cheating is hard to hide</text:p>
                        </text:list-item>
                        <text:list-item>
                          <text:p text:style-name="P67">treating the students as if they are criminals undermines the positive-constructive atmosphere that optimizes learning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GSA coordinator:</text:p>
      <text:list text:style-name="L4">
        <text:list-item>
          <text:p text:style-name="P36">interface between professors and GSA (not for material, for logistics).</text:p>
        </text:list-item>
        <text:list-item>
          <text:p text:style-name="P36">Evaluate, advise and improve GSA in their performance of duties.</text:p>
        </text:list-item>
        <text:list-item>
          <text:p text:style-name="P36">Weekly support for lesson planning and preparation.</text:p>
        </text:list-item>
        <text:list-item>
          <text:p text:style-name="P36">Coaching on teaching techniques to improve the “face of mathematics”.</text:p>
        </text:list-item>
        <text:list-item>
          <text:p text:style-name="P36">Work with the Department of Education in this effort.</text:p>
        </text:list-item>
      </text:list>
      <text:p text:style-name="P46"><text:span text:style-name="T12"/></text:p>
      <text:p text:style-name="P37">GSA supervisor/coordinator responsibility</text:p>
      <text:list text:style-name="L5">
        <text:list-item>
          <text:p text:style-name="P38">Classroom <text:span text:style-name="T16">support</text:span>:</text:p>
          <text:list>
            <text:list-item>
              <text:p text:style-name="P41">conduct weekly mtgs for instruction on classroom dynamics and lesson planning.</text:p>
            </text:list-item>
            <text:list-item>
              <text:p text:style-name="P38">checks up on GSA’s mental health and performance.</text:p>
              <text:list>
                <text:list-item>
                  <text:p text:style-name="P42">Promote a supportive environment to maintain a positive attitude, <text:span text:style-name="T16">particularly for first timers.</text:span></text:p>
                </text:list-item>
                <text:list-item>
                  <text:p text:style-name="P44">Especially helpful as more advanced topics happen throughout the semester.</text:p>
                </text:list-item>
              </text:list>
            </text:list-item>
            <text:list-item>
              <text:p text:style-name="P38">Instead of a “trial by fire” the GSA has a bit of “hand holding”.</text:p>
            </text:list-item>
            <text:list-item>
              <text:p text:style-name="P38">Practice/rehearse presentations <text:span text:style-name="T16">with constructive feedback.</text:span></text:p>
            </text:list-item>
            <text:list-item>
              <text:p text:style-name="P43">Suggestions on various topics that would/should ‘re-invite’ the student into the learning process <text:span text:style-name="T24">rather than relying on lecture. </text:span></text:p>
            </text:list-item>
            <text:list-item>
              <text:p text:style-name="P44">GSAs are responsible for “lab days” and not lectures.</text:p>
            </text:list-item>
            <text:list-item>
              <text:p text:style-name="P38">Coordinate and supervise lesson planning.</text:p>
              <text:list>
                <text:list-item>
                  <text:p text:style-name="P48"><text:span text:style-name="T12">Insist that the professor’s provide lesson in advance (by Friday morning of the week before) </text:span><text:span text:style-name="T13">to allow GSAs to properly prepare </text:span><text:span text:style-name="T15">or simply rely on the calendar outlined in the syllabus.</text:span></text:p>
                </text:list-item>
              </text:list>
            </text:list-item>
          </text:list>
        </text:list-item>
        <text:list-item>
          <text:p text:style-name="P38">testing coordinator</text:p>
          <text:list>
            <text:list-item>
              <text:p text:style-name="P38">professors provides a copy of their test and the solutions three days before the test date</text:p>
              <text:list>
                <text:list-item>
                  <text:p text:style-name="P38">send copy of test and solutions to GSAs via email</text:p>
                </text:list-item>
              </text:list>
            </text:list-item>
            <text:list-item>
              <text:p text:style-name="P45"><text:span text:style-name="T12">print tests out and distribute to all GSAs via a mailbox system </text:span><text:span text:style-name="T14">in the GSA Lounge.</text:span></text:p>
            </text:list-item>
            <text:list-item>
              <text:p text:style-name="P45"><text:span text:style-name="T12">deliver tests to SSSC, these tests will be retrieved within </text:span><text:span text:style-name="T14">2</text:span><text:span text:style-name="T12"> days of test date </text:span></text:p>
              <text:list>
                <text:list-item>
                  <text:p text:style-name="P38">deliver these tests to GSAs via mailbox</text:p>
                </text:list-item>
              </text:list>
            </text:list-item>
            <text:list-item>
              <text:p text:style-name="P45"><text:soft-page-break/><text:span text:style-name="T14">group</text:span><text:span text:style-name="T12"> grading : this may include group grading of the same course (which might be quicker than letting the GSA take them home or do it on their own). <text:s/></text:span></text:p>
              <text:list>
                <text:list-item>
                  <text:p text:style-name="P38">It could expedite grading so that students are informed more quickly</text:p>
                </text:list-item>
                <text:list-item>
                  <text:p text:style-name="P39">It will provide more consistent grading across all classes.</text:p>
                </text:list-item>
                <text:list-item>
                  <text:p text:style-name="P39">It will improve grading techniques and standards among the GSA.</text:p>
                </text:list-item>
                <text:list-item>
                  <text:p text:style-name="P40">Consider: making a scoring sheet/<text:span text:style-name="T24">sticker</text:span> and print one out for each student.</text:p>
                  <text:list>
                    <text:list-item>
                      <text:p text:style-name="P40">Name, #ID, score on each page.</text:p>
                    </text:list-item>
                    <text:list-item>
                      <text:p text:style-name="P40">In this way, GSA’s can score all of page 3 for all tests and there is a distinct sense of completion of all grades.</text:p>
                    </text:list-item>
                  </text:list>
                </text:list-item>
              </text:list>
            </text:list-item>
            <text:list-item>
              <text:p text:style-name="P45"><text:span text:style-name="T14">For </text:span><text:span text:style-name="T12">Consideration: allow students to take a picture of each page of the test and upload it onto Canvas. <text:s/></text:span></text:p>
              <text:list>
                <text:list-item>
                  <text:p text:style-name="P38">The GSA is then able to grade it far more quickly. <text:s/></text:p>
                </text:list-item>
                <text:list-item>
                  <text:p text:style-name="P45"><text:span text:style-name="T12">There is no disconnect of the student </text:span><text:span text:style-name="T14">from</text:span><text:span text:style-name="T12"> their own work (no lost papers) </text:span><text:span text:style-name="T14">even if/when there is a make up test.</text:span></text:p>
                </text:list-item>
                <text:list-item>
                  <text:p text:style-name="P47"><text:span text:style-name="T12">Grading can be done online and decentralized.</text:span></text:p>
                </text:list-item>
                <text:list-item>
                  <text:p text:style-name="P38">This would NOT work for a multiple choice test (students now have a picture which they can share with their friends and easily memorize), but with a technical “show your work” test like mathematics, it makes memorization a mute point.</text:p>
                </text:list-item>
                <text:list-item>
                  <text:p text:style-name="P39">It cancels/<text:span text:style-name="T24">inhibits</text:span> the idea of group grading sessions.</text:p>
                </text:list-item>
              </text:list>
            </text:list-item>
            <text:list-item>
              <text:p text:style-name="P39">Cheating:</text:p>
              <text:list>
                <text:list-item>
                  <text:p text:style-name="P39">students caught cheating or who are suspected of cheating in a normal class will have their paper removed and asked to leave immediately. <text:s/>They will have 24 hours to arrange an appointment at the SSSC to retake the test alone under supervision. <text:s/>No other penalty <text:span text:style-name="T16">(except maybe 10%)</text:span>. <text:s/>This is allowed only once per semester. <text:s/>If this happens again the student is dropped from the class and further disciplinary actions will follow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8T10:30:20.145061112</meta:creation-date>
    <dc:date>2026-02-11T10:28:20.803480916</dc:date>
    <meta:editing-duration>P7DT12H29M10S</meta:editing-duration>
    <meta:editing-cycles>44</meta:editing-cycles>
    <meta:generator>LibreOffice/24.2.7.2$Linux_X86_64 LibreOffice_project/420$Build-2</meta:generator>
    <meta:document-statistic meta:table-count="0" meta:image-count="0" meta:object-count="0" meta:page-count="6" meta:paragraph-count="184" meta:word-count="2826" meta:character-count="15655" meta:non-whitespace-character-count="13079"/>
  </office:meta>
</office:document-meta>
</file>